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000000320000001FE2BDE3115.png" manifest:media-type="image/png"/>
  <manifest:file-entry manifest:full-path="Pictures/200003B00000129B00001653A1D1B509.wmf" manifest:media-type="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DocText">
      <style:text-properties fo:font-style="normal" style:font-style-asian="normal" style:font-style-complex="normal"/>
    </style:style>
    <style:style style:name="P15" style:family="paragraph" style:parent-style-name="DocText">
      <style:paragraph-properties fo:break-before="page"/>
    </style:style>
    <style:style style:name="P16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7" style:family="paragraph" style:parent-style-name="DocText">
      <style:paragraph-properties fo:margin-top="0in" fo:margin-bottom="0in" style:contextual-spacing="false"/>
    </style:style>
    <style:style style:name="P18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9" style:family="paragraph" style:parent-style-name="DocText">
      <style:paragraph-properties fo:margin-left="0.4925in" fo:margin-right="0in" fo:text-indent="0in" style:auto-text-indent="false"/>
    </style:style>
    <style:style style:name="P20" style:family="paragraph" style:parent-style-name="DocEquation">
      <style:text-properties fo:font-style="normal" style:font-style-asian="normal" style:font-style-complex="normal"/>
    </style:style>
    <style:style style:name="P2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3" style:family="paragraph" style:parent-style-name="DocHeading1">
      <style:paragraph-properties fo:break-before="page"/>
    </style:style>
    <style:style style:name="P24" style:family="paragraph" style:parent-style-name="DocText">
      <style:text-properties fo:font-style="normal" style:font-style-asian="normal" style:font-style-complex="normal"/>
    </style:style>
    <style:style style:name="P25" style:family="paragraph" style:parent-style-name="DocTitle" style:master-page-name="Title_20_Page">
      <style:paragraph-properties style:page-number="auto"/>
    </style:style>
    <style:style style:name="P26" style:family="paragraph" style:parent-style-name="DocVariableDef">
      <style:text-properties fo:font-style="normal" style:font-style-asian="normal" style:font-style-complex="normal"/>
    </style:style>
    <style:style style:name="P27" style:family="paragraph">
      <style:paragraph-properties fo:text-align="center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8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9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5"><draw:rect text:anchor-type="paragraph" draw:z-index="28" draw:style-name="gr3" draw:text-style-name="P27" svg:width="0.4898in" svg:height="8.7087in" svg:x="-0.0016in" svg:y="0.0083in"><text:p/></draw:rect>oFreq Dynamics</text:p>
      <text:p text:style-name="DocSubtitle">Equation of Motion Solver</text:p>
      <text:p text:style-name="P11"/>
      <text:p text:style-name="P11"><draw:frame draw:style-name="fr2" draw:name="graphics3" text:anchor-type="paragraph" svg:width="1.8752in" svg:height="2.25in" draw:z-index="29"><draw:image xlink:href="Pictures/200003B00000129B00001653A1D1B509.wmf" xlink:type="simple" xlink:show="embed" xlink:actuate="onLoad"/></draw:frame></text:p>
      <text:p text:style-name="P11"/>
      <text:p text:style-name="P11"/>
      <text:p text:style-name="P11"/>
      <text:p text:style-name="P11"/>
      <text:p text:style-name="P13">Nicholas Barczak</text:p>
      <text:p text:style-name="P13">04/01/2013</text:p>
      <text:p text:style-name="P13">Rev: <text:s/>1.0</text:p>
      <text:p text:style-name="P13">DMS1303-002-110-05</text:p>
      <text:p text:style-name="P16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8">Revision</text:p>
            </table:table-cell>
            <table:table-cell table:style-name="Table3.A1" office:value-type="string">
              <text:p text:style-name="P18">Date</text:p>
            </table:table-cell>
            <table:table-cell table:style-name="Table3.A1" office:value-type="string">
              <text:p text:style-name="P18">Changes</text:p>
            </table:table-cell>
            <table:table-cell table:style-name="Table3.D1" office:value-type="string">
              <text:p text:style-name="P18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7">1.00</text:p>
          </table:table-cell>
          <table:table-cell table:style-name="Table3.B2" office:value-type="date" office:date-value="1999-12-30">
            <text:p text:style-name="P17">Dec 30, 1999</text:p>
          </table:table-cell>
          <table:table-cell table:style-name="Table3.C6" office:value-type="string">
            <text:p text:style-name="P17">Initial Issue</text:p>
          </table:table-cell>
          <table:table-cell table:style-name="Table3.D6" office:value-type="string">
            <text:p text:style-name="P17"/>
          </table:table-cell>
        </table:table-row>
        <table:table-row>
          <table:table-cell table:style-name="Table3.A6">
            <text:p text:style-name="P17"/>
          </table:table-cell>
          <table:table-cell table:style-name="Table3.B6">
            <text:p text:style-name="P17"/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7"/>
          </table:table-cell>
        </table:table-row>
        <table:table-row>
          <table:table-cell table:style-name="Table3.A6">
            <text:p text:style-name="P17"/>
          </table:table-cell>
          <table:table-cell table:style-name="Table3.B6">
            <text:p text:style-name="P17"/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7"/>
          </table:table-cell>
        </table:table-row>
        <table:table-row>
          <table:table-cell table:style-name="Table3.A6">
            <text:p text:style-name="P17"/>
          </table:table-cell>
          <table:table-cell table:style-name="Table3.B6">
            <text:p text:style-name="P17"/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7"/>
          </table:table-cell>
        </table:table-row>
        <table:table-row>
          <table:table-cell table:style-name="Table3.A6">
            <text:p text:style-name="P17"/>
          </table:table-cell>
          <table:table-cell table:style-name="Table3.B6">
            <text:p text:style-name="P17"/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7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2"><text:s/>1 Introduction<text:tab/>4</text:p>
          <text:p text:style-name="P22"><text:s/>2 Basic Setup<text:tab/>4</text:p>
          <text:p text:style-name="P22"><text:s/>3 Assembly of Body Matrices From User Forces<text:tab/>4</text:p>
          <text:p text:style-name="P21"><text:s/>3.1 Reactive Forces<text:tab/>4</text:p>
          <text:p text:style-name="P21"><text:s/>3.2 Cross-Body Forces<text:tab/>5</text:p>
          <text:p text:style-name="P21"><text:s/>3.3 Active Forces<text:tab/>5</text:p>
          <text:p text:style-name="P22"><text:s/>4 Assembly of Global Matrices For all Bodies<text:tab/>5</text:p>
          <text:p text:style-name="P22"><text:s/>5 Addition of All Force Components<text:tab/>5</text:p>
          <text:p text:style-name="P22"><text:s/>6 Solution of Equation of Motion<text:tab/>5</text:p>
          <text:p text:style-name="P22"><text:s/>7 Conclusion<text:tab/>5</text:p>
          <text:p text:style-name="P22"><text:s/>8 References<text:tab/>6</text:p>
          <text:p text:style-name="P22"><text:s text:c="2"/>Appendix A: <text:s/><text:tab/>7</text:p>
        </text:index-body>
      </text:table-of-content>
      <text:p text:style-name="DocText"/>
      <text:h text:style-name="P23" text:outline-level="1">Introduction</text:h>
      <text:p text:style-name="DocText">This document provides detailed description for the generalized formation, assembly, and solution of the equations of motion in the oFreq application. <text:s/>It assumes familiarity with all background theory on dynamics, mathematics, and hydrodynamics.</text:p>
      <text:h text:style-name="DocHeading2" text:outline-level="2">Setup Assumptions</text:h>
      <text:p text:style-name="DocText">The actual assembly of equations of motion can change greatly depending on how many bodies are included and which models for equation of motion each body uses. <text:s/>For the assembly and solution of each equation of motion, I will assume the following situation with two bodies.</text:p>
      <text:p text:style-name="P19">Body0, with 6 degrees of freedom.</text:p>
      <text:p text:style-name="P19">Body1, with 3 degrees of freedom.</text:p>
      <text:h text:style-name="DocHeading1" text:outline-level="1">Assembly of Body Matrices From User Forces</text:h>
      <text:p text:style-name="Text_20_body">The first step is to assemble the matrices of user forces within each body. <text:s/>This includes three types of forces: <text:s/>active, reactive, and cross-body forces.</text:p>
      <text:h text:style-name="DocHeading2" text:outline-level="2">Active Forces</text:h>
      <text:p text:style-name="Text_20_body">The active forces do not vary with any variable in the equations of motion. <text:s/>So they are fairly simple. <text:s/>The user defines a series of constant forces. <text:s/>These may vary with wave frequency. <text:s/>Each force is defined as a complex number and associated with a specific equation. <text:s/>For Body0, this assembled into a column matrix of complex numbers, with dimensions of 6,1. <text:s/>The notation shows real and imaginary components for each force.</text:p>
      <text:p text:style-name="DocEquation"><draw:frame draw:style-name="fr4" draw:name="Object1" text:anchor-type="as-char" svg:width="1.8953in" svg:height="0.9299in" draw:z-index="32"><draw:object xlink:href="./Object 3" xlink:type="simple" xlink:show="embed" xlink:actuate="onLoad"/><draw:image xlink:href="./ObjectReplacements/Object 3" xlink:type="simple" xlink:show="embed" xlink:actuate="onLoad"/></draw:frame><text:tab/>Equation <text:sequence text:ref-name="refEquation2" text:name="Equation" text:formula="ooow:Equation+1" style:num-format="1">2.1</text:sequence></text:p>
      <text:p text:style-name="DocText">With Body1, this assembled into a column matrix with dimensions of 3,1.</text:p>
      <text:p text:style-name="DocEquation"><draw:frame draw:style-name="fr4" draw:name="Object2" text:anchor-type="as-char" svg:width="1.839in" svg:height="0.7193in" draw:z-index="33"><draw:object xlink:href="./Object 4" xlink:type="simple" xlink:show="embed" xlink:actuate="onLoad"/><draw:image xlink:href="./ObjectReplacements/Object 4" xlink:type="simple" xlink:show="embed" xlink:actuate="onLoad"/></draw:frame><text:tab/>Equation <text:sequence text:ref-name="refEquation3" text:name="Equation" text:formula="ooow:Equation+1" style:num-format="1">2.2</text:sequence></text:p>
      <text:p text:style-name="DocText">Notice that each of the matrices is marked with an index u. <text:s/>This indicates that the user <text:soft-page-break/>may define multiple matrices for each body. <text:s/>The summation of these multiple matrices is handled in Section <text:bookmark-ref text:reference-format="number" text:ref-name="__RefHeading__1519_672426918"/>. <text:s/>For now, each force is defined individually and we move on to definition of the reactive forces.</text:p>
      <text:h text:style-name="DocHeading2" text:outline-level="2">Reactive Forces</text:h>
      <text:p text:style-name="Text_20_body">The user provided inputs that give a series of force coefficients and the corresponding order of derivative for each coefficient, and the corresponding variable associated with each equation. <text:s/>Any coefficients not provided are assumed to be zero. <text:s/>For Body0, the program assembles these coefficients into a series of matrices. <text:s/>Each matrix has dimensions of 6 x 6, since the body has six degrees of freedom.</text:p>
      <text:p text:style-name="DocEquation"><draw:frame draw:style-name="fr3" draw:name="Object19" text:anchor-type="as-char" svg:width="2.3138in" svg:height="0.9598in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text:tab/>Equation <text:sequence text:ref-name="refEquation0" text:name="Equation" text:formula="ooow:Equation+1" style:num-format="1">2.3</text:sequence></text:p>
      <text:p text:style-name="DocVariableDef">Where:</text:p>
      <text:p text:style-name="DocVariableDef">First subscript = <text:tab/>The index of the equation of motion that the coefficient is associated with.</text:p>
      <text:p text:style-name="DocVariableDef">Second subscript = The index of the variable that the coefficient is associated with.</text:p>
      <text:p text:style-name="DocVariableDef">u = The index of the force defined by the user. <text:s/>The user may define multiple forces for each body.</text:p>
      <text:p text:style-name="DocVariableDef">v = The order of the derivative that the coefficient matrix is associated with.</text:p>
      <text:p text:style-name="DocText"/>
      <text:p text:style-name="DocText">This produces a series of matrices, up to the highest order of the derivative (<text:span text:style-name="T3">index </text:span><text:span text:style-name="T4">i).</text:span></text:p>
      <text:p text:style-name="P14">For Body1, the program assembles a matrix along the same methodology. <text:s/>But the second matrix only has dimensions of 3 x 3, since the the body has 3 degrees of freedom.</text:p>
      <text:p text:style-name="P20"><draw:frame draw:style-name="fr3" draw:name="Object20" text:anchor-type="as-char" svg:width="2.0307in" svg:height="0.7398in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text:tab/>Equation <text:sequence text:ref-name="refEquation1" text:name="Equation" text:formula="ooow:Equation+1" style:num-format="1">2.4</text:sequence></text:p>
      <text:p text:style-name="P14">Again, this produces a series of matrices, up to the highest order of the derivative. <text:s/>The two bodies may have different orders of derivatives.</text:p>
      <text:h text:style-name="DocHeading2" text:outline-level="2">Cross-Body Forces</text:h>
      <text:p text:style-name="P14">If multiple bodies are included in the run, the user may define some cross forces. <text:s/>These cross forces were defined with a combination of variables between two bodies. <text:s/>The body forces are defined as originating from one body, and reference the variables of another body. <text:s/>The user only needs to define the link within a single body; the program will <text:soft-page-break/>understand that this force is shared by both bodies. <text:s/>The user may define multiple cross-body forces, but each cross-body force can only reference one other body. <text:s/>To create references to multiple bodies, the user will need to define multiple cross-body forces.</text:p>
      <text:p text:style-name="P14">The definition of cross-body forces creates a body interaction matrix. <text:s/>The dimensions of the matrix depend on the number of equations within each body. <text:s/>The matrix will have the number of rows as equations within the body that owns the cross-body term. <text:s/>And it will have the same number of rows as the equations of the linking body. <text:s/>Once again, the user has defined a derivative associated with each cross-body force. <text:s/>A separate body interaction matrix is defined for each order of derivative. <text:s/>So for a cross-body force defined within Body0, and linking to Body1, the following matrix gets assembled.</text:p>
      <text:p text:style-name="DocEquation"><draw:frame draw:style-name="fr3" draw:name="Object3" text:anchor-type="as-char" svg:width="2.1146in" svg:height="0.9598in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text:tab/>Equation <text:sequence text:ref-name="refEquation4" text:name="Equation" text:formula="ooow:Equation+1" style:num-format="1">2.5</text:sequence></text:p>
      <text:p text:style-name="DocVariableDef">Where:</text:p>
      <text:p text:style-name="DocVariableDef">First subscript = <text:tab/>The index of the equation of motion that the coefficient is associated with, from Body0.</text:p>
      <text:p text:style-name="DocVariableDef">Second subscript = The index of the equation of motion that the coefficient is associated with, linking to Body1.</text:p>
      <text:p text:style-name="DocVariableDef">u = The index of the force defined by the user. <text:s/>The user may define multiple forces for each body.</text:p>
      <text:p text:style-name="P26">v = The order of the derivative that the coefficient matrix is associated with.</text:p>
      <text:h text:style-name="DocHeading2" text:outline-level="2" text:is-list-header="true"><text:bookmark-start text:name="__RefHeading__1519_672426918"/>Summation of User Defined Forces<text:bookmark-end text:name="__RefHeading__1519_672426918"/></text:h>
      <text:p text:style-name="P14">Normally, the user will just define one series of forces for each equation. <text:s/>However, the user may wish to separate out the forces to track different elements separately. <text:s/>In that case, the program will add the coefficients for all forces that are associated with each equation and variable. <text:s/>This combines individual forces into a single force, which is what the program cares about. <text:s/>Each combined force is a single matrix, where each matrix is handled in a different manner. <text:s/>The individual matrices are summarized as follows.</text:p>
      <text:h text:style-name="DocHeading3" text:outline-level="3">Active Force Summation</text:h>
      <text:p text:style-name="Text_20_body">The active forces for each body are summed with the following formula.</text:p>
      <text:p text:style-name="DocEquation"><draw:frame draw:style-name="fr4" draw:name="Object4" text:anchor-type="as-char" svg:width="2.0016in" svg:height="0.4484in" draw:z-index="35"><draw:object xlink:href="./Object 6" xlink:type="simple" xlink:show="embed" xlink:actuate="onLoad"/><draw:image xlink:href="./ObjectReplacements/Object 6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VariableDef">Where:</text:p>
      <text:p text:style-name="DocVariableDef">u = <text:tab/>Index of user defined active force.</text:p>
      <text:p text:style-name="DocText"/>
      <text:p text:style-name="DocText">Notice that each body now only contains a single active force matrix.</text:p>
      <text:h text:style-name="DocHeading3" text:outline-level="3"><text:soft-page-break/>Reactive Force Summation</text:h>
      <text:p text:style-name="Text_20_body">The reactive forces are summed in a similar manner. <text:s/>Each body will contain a series of reactive force matrices, one matrix for each order of derivative.</text:p>
      <text:p text:style-name="DocEquation"><draw:frame draw:style-name="fr3" draw:name="Object5" text:anchor-type="as-char" svg:width="2.0654in" svg:height="0.4484in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text:tab/>Equation <text:sequence text:ref-name="refEquation6" text:name="Equation" text:formula="ooow:Equation+1" style:num-format="1">2.7</text:sequence></text:p>
      <text:p text:style-name="DocVariableDef">Where:</text:p>
      <text:p text:style-name="DocVariableDef">u = <text:tab/>Index of user defined active force.</text:p>
      <text:p text:style-name="DocVariableDef">v = <text:tab/>Order of equation derivative.</text:p>
      <text:p text:style-name="DocText"/>
      <text:p text:style-name="DocText">There are now a series of matrices defined for each body, each matrix corresponding to an order of derivative.</text:p>
      <text:h text:style-name="DocHeading3" text:outline-level="3">Cross-Body Force Summation</text:h>
      <text:p text:style-name="Text_20_body">The cross-body forces are summed in the same manner as the reaction forces.</text:p>
      <text:p text:style-name="DocEquation"><draw:frame draw:style-name="fr3" draw:name="Object6" text:anchor-type="as-char" svg:width="2.2201in" svg:height="0.4484in" draw:z-index="37"><draw:object xlink:href="./Object 8" xlink:type="simple" xlink:show="embed" xlink:actuate="onLoad"/><draw:image xlink:href="./ObjectReplacements/Object 8" xlink:type="simple" xlink:show="embed" xlink:actuate="onLoad"/><svg:desc>formula</svg:desc></draw:frame><text:tab/>Equation <text:sequence text:ref-name="refEquation7" text:name="Equation" text:formula="ooow:Equation+1" style:num-format="1">2.8</text:sequence></text:p>
      <text:p text:style-name="DocVariableDef">Where:</text:p>
      <text:p text:style-name="DocVariableDef">u = <text:tab/>Index of user defined active force.</text:p>
      <text:p text:style-name="DocVariableDef">v = <text:tab/>Order of equation derivative.</text:p>
      <text:h text:style-name="DocHeading1" text:outline-level="1">Definition of Hydrodynamic Matrices</text:h>
      <text:p text:style-name="Text_20_body">Each body will have a series of hydrodynamic forces associated with it. <text:s/>These were calculated by another piece of software and written in a hydrodynamic database. <text:s/>Each of these forces varies by wave frequency. <text:s/>The oFreq program is aware of the wave frequency and uses this to interpolate within the hydrodynamic database generate the forces for each frequency.</text:p>
      <text:p text:style-name="Text_20_body">The hydrodynamic forces fall into three categories: <text:s/>active forces, reactive forces, and cross-body forces.</text:p>
      <text:h text:style-name="DocHeading2" text:outline-level="2">Active Forces</text:h>
      <text:p text:style-name="Text_20_body">Active forces are typically called wave forces. <text:s/>This is the actual force generated by the waves impacting on the body. <text:s/>These forces are assembled into a matrix for each body and defined the same way as the user defined active forces.</text:p>
      <text:p text:style-name="DocEquation"><text:soft-page-break/><draw:frame draw:style-name="fr4" draw:name="Object7" text:anchor-type="as-char" svg:width="1.911in" svg:height="0.9311in" draw:z-index="38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8" text:name="Equation" text:formula="ooow:Equation+1" style:num-format="1">3.1</text:sequence></text:p>
      <text:p text:style-name="DocText">Each of the terms in the matrix will be defined for each equation of motion and vary with frequency.</text:p>
      <text:h text:style-name="DocHeading2" text:outline-level="2">Reactive Forces</text:h>
      <text:p text:style-name="Text_20_body">The reactive forces are defined the same way as the user reactive forces. <text:s/>But in this case, they only go up to a second order derivative. <text:s/>Each order of derivative has a specific term used to describe it. <text:s/>They are: <text:s/>hydrostatic force, added damping, and added mass.</text:p>
      <text:h text:style-name="DocHeading3" text:outline-level="3">Hydrostatic Force</text:h>
      <text:p text:style-name="Text_20_body">The hydrostatic force is associated with the 0<text:span text:style-name="T2">th</text:span> order derivative. <text:s/>(That is, no derivative is used.)</text:p>
      <text:p text:style-name="DocEquation"><draw:frame draw:style-name="fr3" draw:name="Object8" text:anchor-type="as-char" svg:width="2.5083in" svg:height="0.9598in" draw:z-index="39"><draw:object xlink:href="./Object 10" xlink:type="simple" xlink:show="embed" xlink:actuate="onLoad"/><draw:image xlink:href="./ObjectReplacements/Object 10" xlink:type="simple" xlink:show="embed" xlink:actuate="onLoad"/><svg:desc>formula</svg:desc></draw:frame><text:tab/>Equation <text:sequence text:ref-name="refEquation9" text:name="Equation" text:formula="ooow:Equation+1" style:num-format="1">3.2</text:sequence></text:p>
      <text:p text:style-name="DocVariableDef">Where:</text:p>
      <text:p text:style-name="DocVariableDef"><text:span text:style-name="T6">H</text:span><text:span text:style-name="T5">00</text:span> … H<text:span text:style-name="T5">66</text:span><text:span text:style-name="T6"> = <text:tab/>Hydrostatic values for the body.</text:span></text:p>
      <text:p text:style-name="DocText"><text:span text:style-name="T6"/></text:p>
      <text:p text:style-name="DocText">Notice that the matrix is defined with the index 0. <text:s/>This shows that the hydrostatic reactive force is only associated with the first derivative.</text:p>
      <text:h text:style-name="DocHeading3" text:outline-level="3">Added Damping</text:h>
      <text:p text:style-name="Text_20_body">The added damping force is associated with the 1<text:span text:style-name="T2">st</text:span> order derivative. <text:s/></text:p>
      <text:p text:style-name="DocEquation"><draw:frame draw:style-name="fr3" draw:name="Object9" text:anchor-type="as-char" svg:width="2.4063in" svg:height="0.9598in" draw:z-index="40"><draw:object xlink:href="./Object 11" xlink:type="simple" xlink:show="embed" xlink:actuate="onLoad"/><draw:image xlink:href="./ObjectReplacements/Object 11" xlink:type="simple" xlink:show="embed" xlink:actuate="onLoad"/><svg:desc>formula</svg:desc></draw:frame><text:tab/>Equation <text:sequence text:ref-name="refEquation10" text:name="Equation" text:formula="ooow:Equation+1" style:num-format="1">3.3</text:sequence></text:p>
      <text:p text:style-name="DocVariableDef">Where:</text:p>
      <text:p text:style-name="DocVariableDef">B<text:span text:style-name="T5">00</text:span> … B<text:span text:style-name="T5">66</text:span><text:span text:style-name="T6"> = <text:tab/>Added damping values for body. </text:span></text:p>
      <text:p text:style-name="DocText"><text:span text:style-name="T6"/></text:p>
      <text:p text:style-name="DocText"><text:soft-page-break/>The added damping force is only associated with the first order derivative.</text:p>
      <text:h text:style-name="DocHeading3" text:outline-level="3">Added Mass</text:h>
      <text:p text:style-name="Text_20_body">The added damping force is associated with the 1<text:span text:style-name="T2">st</text:span> order derivative. <text:s/></text:p>
      <text:p text:style-name="DocEquation"><draw:frame draw:style-name="fr3" draw:name="Object10" text:anchor-type="as-char" svg:width="2.4516in" svg:height="0.9598in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text:tab/>Equation <text:sequence text:ref-name="refEquation11" text:name="Equation" text:formula="ooow:Equation+1" style:num-format="1">3.4</text:sequence></text:p>
      <text:p text:style-name="DocVariableDef">Where:</text:p>
      <text:p text:style-name="DocVariableDef"><text:span text:style-name="T6">A</text:span><text:span text:style-name="T5">00</text:span> … A<text:span text:style-name="T5">66</text:span><text:span text:style-name="T6"> = <text:tab/>Added damping values for body.</text:span></text:p>
      <text:p text:style-name="DocText"><text:span text:style-name="T6"/></text:p>
      <text:p text:style-name="DocText">The added damping force is only associated with the first order derivative. <text:s/>Hydrodynamic forces still fall into the larger category of reactive forces. <text:s/>Except that hydrodynamic forces only go up the second order derivative.</text:p>
      <text:h text:style-name="DocHeading2" text:outline-level="2">Cross-Body Forces</text:h>
      <text:p text:style-name="Text_20_body">The cross-body forces are defined the same way as a user based cross-body force. <text:s/>Each force matrix is associated with a specific body, and derived from the motions of a single reference body.</text:p>
      <text:p text:style-name="DocEquation"><draw:frame draw:style-name="fr3" draw:name="Object11" text:anchor-type="as-char" svg:width="2.2335in" svg:height="0.9598in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text:tab/>Equation <text:sequence text:ref-name="refEquation12" text:name="Equation" text:formula="ooow:Equation+1" style:num-format="1">3.5</text:sequence></text:p>
      <text:p text:style-name="DocVariableDef">Where:</text:p>
      <text:p text:style-name="DocVariableDef"><text:span text:style-name="T6">C</text:span><text:span text:style-name="T5">00</text:span> … C<text:span text:style-name="T5">62</text:span><text:span text:style-name="T6"> = <text:tab/>Added damping values for body.</text:span></text:p>
      <text:p text:style-name="DocText"><text:span text:style-name="T6"/></text:p>
      <text:h text:style-name="DocHeading1" text:outline-level="1">Definition of Body Momentum Matrix</text:h>
      <text:p text:style-name="Text_20_body">There is one final matrix to define for the body forces. <text:s/>This is another reactive force, solely associated with the second order derivative. <text:s/>It comes purely from the physical mass of the body, and that mass distribution. <text:s/>It has the following definition for a 6 degree of freedom body.</text:p>
      <text:p text:style-name="DocEquation"><text:soft-page-break/><draw:frame draw:style-name="fr4" draw:name="Object12" text:anchor-type="as-char" svg:width="4.3811in" svg:height="1.4728in" draw:z-index="43"><draw:object xlink:href="./Object 14" xlink:type="simple" xlink:show="embed" xlink:actuate="onLoad"/><draw:image xlink:href="./ObjectReplacements/Object 14" xlink:type="simple" xlink:show="embed" xlink:actuate="onLoad"/></draw:frame><text:tab/>Equation <text:sequence text:ref-name="refEquation13" text:name="Equation" text:formula="ooow:Equation+1" style:num-format="1">4.1</text:sequence></text:p>
      <text:p text:style-name="DocVariableDef">Where:</text:p>
      <text:p text:style-name="DocVariableDef">M = <text:tab/>Mass of body.</text:p>
      <text:p text:style-name="DocVariableDef">x<text:span text:style-name="T5">g</text:span><text:span text:style-name="T6"> = <text:tab/>X-axis center of gravity of body, in body local coordinates.</text:span></text:p>
      <text:p text:style-name="DocVariableDef"><text:span text:style-name="T6">y</text:span><text:span text:style-name="T5">g</text:span><text:span text:style-name="T6"> = <text:tab/>Y-axis center of gravity of body, in body local coordinates.</text:span></text:p>
      <text:p text:style-name="DocVariableDef"><text:span text:style-name="T6">z</text:span><text:span text:style-name="T5">g</text:span><text:span text:style-name="T6"> = <text:tab/>Z-axis center of gravity of body, in body local coordinates.</text:span></text:p>
      <text:p text:style-name="DocVariableDef"><text:span text:style-name="T6">I</text:span><text:span text:style-name="T5">xx</text:span><text:span text:style-name="T6"> = <text:tab/>X-axis moment of inertia of body, in body local coordinates.</text:span></text:p>
      <text:p text:style-name="DocVariableDef"><text:span text:style-name="T6">I</text:span><text:span text:style-name="T5">yy</text:span><text:span text:style-name="T6"> = <text:tab/>Y-axis moment of inertia of body, in body local coordinates.</text:span></text:p>
      <text:p text:style-name="DocVariableDef"><text:span text:style-name="T6">I</text:span><text:span text:style-name="T5">zz</text:span><text:span text:style-name="T6"> = <text:tab/>Z-axis moment of inertia of body, in body local coordinates.</text:span></text:p>
      <text:p text:style-name="DocVariableDef"><text:span text:style-name="T6">I</text:span><text:span text:style-name="T5">xy</text:span><text:span text:style-name="T6"> = <text:tab/>XY-axis cross product of inertia, in body local coordinates.</text:span></text:p>
      <text:p text:style-name="DocVariableDef"><text:span text:style-name="T6">I</text:span><text:span text:style-name="T5">xz</text:span><text:span text:style-name="T6"> = <text:tab/>XZ-axis cross product of inertia, in body local coordinates.</text:span></text:p>
      <text:p text:style-name="DocVariableDef"><text:span text:style-name="T6">I</text:span><text:span text:style-name="T5">yz</text:span><text:span text:style-name="T6"> = <text:tab/>YZ-axis cross product of inertia, in body local coordinates.</text:span></text:p>
      <text:p text:style-name="DocText"><text:span text:style-name="T6"/></text:p>
      <text:h text:style-name="DocHeading1" text:outline-level="1">Assembly of Global Matrices For all Bodies</text:h>
      <text:h text:style-name="DocHeading2" text:outline-level="2">Global Matrix for User Forces</text:h>
      <text:p text:style-name="Text_20_body"/>
      <text:p text:style-name="DocEquation"><draw:frame draw:style-name="fr4" draw:name="Object13" text:anchor-type="as-char" svg:width="2.9374in" svg:height="0.5173in" draw:z-index="44"><draw:object xlink:href="./Object 15" xlink:type="simple" xlink:show="embed" xlink:actuate="onLoad"/><draw:image xlink:href="./ObjectReplacements/Object 15" xlink:type="simple" xlink:show="embed" xlink:actuate="onLoad"/></draw:frame><text:tab/>Equation <text:sequence text:ref-name="refEquation14" text:name="Equation" text:formula="ooow:Equation+1" style:num-format="1">5.1</text:sequence></text:p>
      <text:p text:style-name="DocVariableDef">Where:</text:p>
      <text:p text:style-name="DocVariableDef">v = <text:tab/><text:tab/><text:tab/>Index of the derivative the matrix is associated with.</text:p>
      <text:p text:style-name="DocVariableDef">[F0<text:span text:style-name="T5">UserReact</text:span><text:span text:style-name="T6">]</text:span><text:span text:style-name="T5">v</text:span><text:span text:style-name="T6"> = <text:tab/>User reaction forces matrix for body 0, associated with derivative v.</text:span></text:p>
      <text:p text:style-name="DocVariableDef"><text:span text:style-name="T6">[F01</text:span><text:span text:style-name="T5">UserCross</text:span><text:span text:style-name="T6">]</text:span><text:span text:style-name="T5">v</text:span><text:span text:style-name="T6"> = <text:tab/>User cross-body matrix owned by body 0, linked to body 1, for derivative v.</text:span></text:p>
      <text:p text:style-name="DocVariableDef"><text:span text:style-name="T6">[F1</text:span><text:span text:style-name="T5">UserReact</text:span><text:span text:style-name="T6">]</text:span><text:span text:style-name="T5">v</text:span><text:span text:style-name="T6"> = <text:tab/>User reaction forces matrix for body 1, associated with derivative v.</text:span></text:p>
      <text:p text:style-name="DocText"><text:span text:style-name="T6"/></text:p>
      <text:h text:style-name="DocHeading2" text:outline-level="2">Global Matrix for Hydrodynamic Forces</text:h>
      <text:p text:style-name="Text_20_body"/>
      <text:p text:style-name="Text_20_body"><text:soft-page-break/></text:p>
      <text:p text:style-name="DocEquation"><draw:frame draw:style-name="fr4" draw:name="Object14" text:anchor-type="as-char" svg:width="3.1398in" svg:height="0.5189in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<text:tab/>Equation <text:sequence text:ref-name="refEquation15" text:name="Equation" text:formula="ooow:Equation+1" style:num-format="1">5.2</text:sequence></text:p>
      <text:p text:style-name="DocVariableDef">Where:</text:p>
      <text:p text:style-name="DocVariableDef">v = <text:tab/><text:tab/><text:tab/>Index of the derivative the matrix is associated with.</text:p>
      <text:p text:style-name="DocVariableDef">[F0<text:span text:style-name="T5">HydroReact</text:span><text:span text:style-name="T6">]</text:span><text:span text:style-name="T5">v</text:span><text:span text:style-name="T6"> = <text:tab/>Hydrodynamic reaction forces matrix for body 0, associated with derivative v.</text:span></text:p>
      <text:p text:style-name="DocVariableDef"><text:span text:style-name="T6">[F01</text:span><text:span text:style-name="T5">HydroCross</text:span><text:span text:style-name="T6">]</text:span><text:span text:style-name="T5">v</text:span><text:span text:style-name="T6"> = <text:tab/>Hydrodynamic cross-body matrix owned by body 0, linked to body 1, for derivative v.</text:span></text:p>
      <text:p text:style-name="DocVariableDef"><text:span text:style-name="T6">[F1</text:span><text:span text:style-name="T5">HydroReact</text:span><text:span text:style-name="T6">]</text:span><text:span text:style-name="T5">v</text:span><text:span text:style-name="T6"> = <text:tab/>Hydrodynamic reaction forces matrix for body 1, associated with derivative v.</text:span></text:p>
      <text:p text:style-name="Text_20_body"/>
      <text:h text:style-name="DocHeading2" text:outline-level="2">Global Matrix for Body Momentum</text:h>
      <text:p text:style-name="Text_20_body"/>
      <text:p text:style-name="DocEquation"><draw:frame draw:style-name="fr4" draw:name="Object15" text:anchor-type="as-char" svg:width="2.1283in" svg:height="0.4917in" draw:z-index="46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16" text:name="Equation" text:formula="ooow:Equation+1" style:num-format="1">5.3</text:sequence></text:p>
      <text:p text:style-name="DocVariableDef">Where:</text:p>
      <text:p text:style-name="DocVariableDef">subscript 2 = <text:tab/>Second order derivative that forces are associated with.</text:p>
      <text:p text:style-name="DocVariableDef">[0<text:span text:style-name="T6">] = <text:tab/><text:tab/><text:tab/>Matrix of zeros.</text:span></text:p>
      <text:p text:style-name="DocVariableDef"><text:span text:style-name="T6">[F0</text:span><text:span text:style-name="T5">Mass</text:span><text:span text:style-name="T6">]</text:span><text:span text:style-name="T5">2</text:span><text:span text:style-name="T6"> = <text:tab/>Body moment matrix for body 0.</text:span></text:p>
      <text:p text:style-name="DocVariableDef"><text:span text:style-name="T6">[F1</text:span><text:span text:style-name="T5">Mass</text:span><text:span text:style-name="T6">]</text:span><text:span text:style-name="T5">2</text:span><text:span text:style-name="T6"> = <text:tab/>Body moment matrix for body 1.</text:span></text:p>
      <text:p text:style-name="DocVariableDef"><text:span text:style-name="T6"/></text:p>
      <text:h text:style-name="DocHeading2" text:outline-level="2">Full Global Matrices</text:h>
      <text:p text:style-name="Text_20_body"/>
      <text:p text:style-name="Text_20_body"/>
      <text:p text:style-name="Text_20_body"/>
      <text:h text:style-name="DocHeading1" text:outline-level="1">Addition of All Force Components</text:h>
      <text:p text:style-name="Text_20_body"/>
      <text:p text:style-name="Text_20_body"/>
      <text:h text:style-name="DocHeading1" text:outline-level="1"><text:soft-page-break/>Solution of Equation of Motion</text:h>
      <text:p text:style-name="DocText"/>
      <text:p text:style-name="DocText"/>
      <text:p text:style-name="DocText"/>
      <text:h text:style-name="DocHeading1" text:outline-level="1">Conclusion</text:h>
      <text:p text:style-name="P15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27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Equation of Motion Solver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2-110-05</text:p>
            </table:table-cell>
            <table:table-cell table:style-name="Table1.A1" office:value-type="string">
              <text:p text:style-name="MP4">04/01/2013</text:p>
            </table:table-cell>
          </table:table-row>
        </table:table>
        <text:p text:style-name="Header"/>
      </style:header>
      <style:footer>
        <text:p text:style-name="MP5"><draw:line text:anchor-type="paragraph" draw:z-index="12" draw:style-name="Mgr1" draw:text-style-name="MP6" svg:x1="0.011in" svg:y1="0.0102in" svg:x2="6.9244in" svg:y2="0.0102in"><text:p/></draw:line><text:span text:style-name="MT1"><text:file-name text:display="name-and-extension">110-05 MotionSolver.odt</text:file-name></text:span><text:tab/> <text:a xlink:type="simple" xlink:href="http://www.dmsonline.us/"><text:span text:style-name="MT1">www.dmsonline.us</text:span></text:a><text:tab/>Page <text:page-number text:select-page="current">14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4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13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4-01T17:06:48</meta:creation-date>
    <meta:editing-cycles>23</meta:editing-cycles>
    <meta:editing-duration>PT2H8M45S</meta:editing-duration>
    <dc:date>2013-04-01T21:01:14</dc:date>
    <meta:print-date>2013-04-01T19:21:01</meta:print-date>
    <meta:document-statistic meta:table-count="4" meta:image-count="3" meta:object-count="17" meta:page-count="14" meta:paragraph-count="171" meta:word-count="1888" meta:character-count="11342" meta:non-whitespace-character-count="94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05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0</mn>
                    </msub>
                  </mrow>
                </mtd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k</mi>
                      <mn>66</mn>
                    </msub>
                  </mrow>
                </mtd>
              </mtr>
            </mtable>
          </mrow>
        </mfenced>
      </mrow>
    </mrow>
    <annotation encoding="StarMath 5.0">[F0_UserReact]_uv = left [ matrix {
k_00 # k_01 # ... # k_05 ##
k_10 # k_11 # ... # k_15 ##
... # ... # ... # ... ##
k_60 # k_61 # ... # k_66
} right ]</annotation>
  </semantics>
</math>
</file>

<file path=Object 10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0</mn>
        </msub>
        <mo stretchy="false">=</mo>
        <mfenced open="[" close="]">
          <mrow>
            <mtable>
              <mtr>
                <mtd>
                  <mrow>
                    <msub>
                      <mi>H</mi>
                      <mn>00</mn>
                    </msub>
                  </mrow>
                </mtd>
                <mtd>
                  <mrow>
                    <msub>
                      <mi>H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05</mn>
                    </msub>
                  </mrow>
                </mtd>
              </mtr>
              <mtr>
                <mtd>
                  <mrow>
                    <msub>
                      <mi>H</mi>
                      <mn>10</mn>
                    </msub>
                  </mrow>
                </mtd>
                <mtd>
                  <mrow>
                    <msub>
                      <mi>H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H</mi>
                      <mn>60</mn>
                    </msub>
                  </mrow>
                </mtd>
                <mtd>
                  <mrow>
                    <msub>
                      <mi>H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H</mi>
                      <mn>66</mn>
                    </msub>
                  </mrow>
                </mtd>
              </mtr>
            </mtable>
          </mrow>
        </mfenced>
      </mrow>
    </mrow>
    <annotation encoding="StarMath 5.0">[F0_HydroReact]_0 = left [ matrix {
H_00 # H_01 # ... # H_05 ##
H_10 # H_11 # ... # H_15 ##
... # ... # ... # ... ##
H_60 # H_61 # ... # H_66
} right ]</annotation>
  </semantics>
</math>
</file>

<file path=Object 11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1</mn>
        </msub>
        <mo stretchy="false">=</mo>
        <mfenced open="[" close="]">
          <mrow>
            <mtable>
              <mtr>
                <mtd>
                  <mrow>
                    <msub>
                      <mi>B</mi>
                      <mn>00</mn>
                    </msub>
                  </mrow>
                </mtd>
                <mtd>
                  <mrow>
                    <msub>
                      <mi>B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05</mn>
                    </msub>
                  </mrow>
                </mtd>
              </mtr>
              <mtr>
                <mtd>
                  <mrow>
                    <msub>
                      <mi>B</mi>
                      <mn>10</mn>
                    </msub>
                  </mrow>
                </mtd>
                <mtd>
                  <mrow>
                    <msub>
                      <mi>B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B</mi>
                      <mn>60</mn>
                    </msub>
                  </mrow>
                </mtd>
                <mtd>
                  <mrow>
                    <msub>
                      <mi>B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B</mi>
                      <mn>66</mn>
                    </msub>
                  </mrow>
                </mtd>
              </mtr>
            </mtable>
          </mrow>
        </mfenced>
      </mrow>
    </mrow>
    <annotation encoding="StarMath 5.0">[F0_HydroReact]_1 = left [ matrix {
B_00 # B_01 # ... # B_05 ##
B_10 # B_11 # ... # B_15 ##
... # ... # ... # ... ##
B_60 # B_61 # ... # B_66
} right ]</annotation>
  </semantics>
</math>
</file>

<file path=Object 12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HydroReact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i>A</mi>
                      <mn>00</mn>
                    </msub>
                  </mrow>
                </mtd>
                <mtd>
                  <mrow>
                    <msub>
                      <mi>A</mi>
                      <mn>0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05</mn>
                    </msub>
                  </mrow>
                </mtd>
              </mtr>
              <mtr>
                <mtd>
                  <mrow>
                    <msub>
                      <mi>A</mi>
                      <mn>10</mn>
                    </msub>
                  </mrow>
                </mtd>
                <mtd>
                  <mrow>
                    <msub>
                      <mi>A</mi>
                      <mn>1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15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A</mi>
                      <mn>60</mn>
                    </msub>
                  </mrow>
                </mtd>
                <mtd>
                  <mrow>
                    <msub>
                      <mi>A</mi>
                      <mn>61</mn>
                    </msub>
                  </mrow>
                </mtd>
                <mtd>
                  <mrow>
                    <mn>...</mn>
                  </mrow>
                </mtd>
                <mtd>
                  <mrow>
                    <msub>
                      <mi>A</mi>
                      <mn>66</mn>
                    </msub>
                  </mrow>
                </mtd>
              </mtr>
            </mtable>
          </mrow>
        </mfenced>
      </mrow>
    </mrow>
    <annotation encoding="StarMath 5.0">[F0_HydroReact]_2 = left [ matrix {
A_00 # A_01 # ... # A_05 ##
A_10 # A_11 # ... # A_15 ##
... # ... # ... # ... ##
A_60 # A_61 # ... # A_66
} right ]</annotation>
  </semantics>
</math>
</file>

<file path=Object 1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HydroCross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sub>
                      <mi>C</mi>
                      <mn>00</mn>
                    </msub>
                  </mrow>
                </mtd>
                <mtd>
                  <mrow>
                    <msub>
                      <mi>C</mi>
                      <mn>01</mn>
                    </msub>
                  </mrow>
                </mtd>
                <mtd>
                  <mrow>
                    <msub>
                      <mi>C</mi>
                      <mn>02</mn>
                    </msub>
                  </mrow>
                </mtd>
              </mtr>
              <mtr>
                <mtd>
                  <mrow>
                    <msub>
                      <mi>C</mi>
                      <mn>10</mn>
                    </msub>
                  </mrow>
                </mtd>
                <mtd>
                  <mrow>
                    <msub>
                      <mi>C</mi>
                      <mn>11</mn>
                    </msub>
                  </mrow>
                </mtd>
                <mtd>
                  <mrow>
                    <msub>
                      <mi>C</mi>
                      <mn>12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C</mi>
                      <mn>60</mn>
                    </msub>
                  </mrow>
                </mtd>
                <mtd>
                  <mrow>
                    <msub>
                      <mi>C</mi>
                      <mn>61</mn>
                    </msub>
                  </mrow>
                </mtd>
                <mtd>
                  <mrow>
                    <msub>
                      <mi>C</mi>
                      <mn>62</mn>
                    </msub>
                  </mrow>
                </mtd>
              </mtr>
            </mtable>
          </mrow>
        </mfenced>
      </mrow>
    </mrow>
    <annotation encoding="StarMath 5.0">[F01_HydroCross]_v = left [ matrix {
C_00 # C_01 # C_02 ##
C_10 # C_11 # C_12 ##
... # ... # ... ##
C_60 # C_61 # C_62
} right ]</annotation>
  </semantics>
</math>
</file>

<file path=Object 14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i>M</mi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n>0</mn>
                  </mrow>
                </mtd>
                <mtd>
                  <mrow>
                    <mi>M</mi>
                    <msub>
                      <mi>y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i>M</mi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i>M</mi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y</mi>
                      <mi>g</mi>
                    </msub>
                  </mrow>
                </mtd>
                <mtd>
                  <mrow>
                    <mi>M</mi>
                    <msub>
                      <mi>x</mi>
                      <mi>g</mi>
                    </msub>
                  </mrow>
                </mtd>
                <mtd>
                  <mrow>
                    <msub>
                      <mi>I</mi>
                      <mi mathvariant="italic">xx</mi>
                    </msub>
                  </mrow>
                </mtd>
                <mtd>
                  <mrow>
                    <msub>
                      <mi>I</mi>
                      <mi mathvariant="italic">xy</mi>
                    </msub>
                  </mrow>
                </mtd>
                <mtd>
                  <mrow>
                    <msub>
                      <mi>I</mi>
                      <mi mathvariant="italic">xz</mi>
                    </msub>
                  </mrow>
                </mtd>
              </mtr>
              <mtr>
                <mtd>
                  <mrow>
                    <mi>M</mi>
                    <msub>
                      <mi>y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i>M</mi>
                    </mrow>
                    <msub>
                      <mi>z</mi>
                      <mi>g</mi>
                    </msub>
                  </mrow>
                </mtd>
                <mtd>
                  <mrow>
                    <msub>
                      <mi>I</mi>
                      <mi mathvariant="italic">xy</mi>
                    </msub>
                  </mrow>
                </mtd>
                <mtd>
                  <mrow>
                    <msub>
                      <mi>I</mi>
                      <mi mathvariant="italic">yy</mi>
                    </msub>
                  </mrow>
                </mtd>
                <mtd>
                  <mrow>
                    <mi mathvariant="italic">yz</mi>
                  </mrow>
                </mtd>
              </mtr>
              <mtr>
                <mtd>
                  <mrow>
                    <mrow>
                      <mo stretchy="false">−</mo>
                      <mi>M</mi>
                    </mrow>
                    <msub>
                      <mi>x</mi>
                      <mi>g</mi>
                    </msub>
                  </mrow>
                </mtd>
                <mtd>
                  <mrow>
                    <mi>M</mi>
                    <msub>
                      <mi>z</mi>
                      <mi>g</mi>
                    </msub>
                  </mrow>
                </mtd>
                <mtd>
                  <mrow>
                    <mn>0</mn>
                  </mrow>
                </mtd>
                <mtd>
                  <mrow>
                    <msub>
                      <mi>I</mi>
                      <mi mathvariant="italic">xz</mi>
                    </msub>
                  </mrow>
                </mtd>
                <mtd>
                  <mrow>
                    <msub>
                      <mi>I</mi>
                      <mi mathvariant="italic">yz</mi>
                    </msub>
                  </mrow>
                </mtd>
                <mtd>
                  <mrow>
                    <msub>
                      <mi>I</mi>
                      <mi mathvariant="italic">zz</mi>
                    </msub>
                  </mrow>
                </mtd>
              </mtr>
            </mtable>
          </mrow>
        </mfenced>
      </mrow>
    </mrow>
    <annotation encoding="StarMath 5.0">[F0_Mass]_2 = left [ matrix { 
M # 0 # 0 # 0 # -M y_g # M x_g ##
0 # M # 0 # M y_g # 0 # -M z_g ##
0 # 0 # M # -M x_g # M z_g # 0 ##
0 # -M y_g # M x_g # I_xx # I_xy # I_xz ##
M y_g # 0 # -M z_g # I_xy # I_yy # yz ##
-M x_g # M z_g # 0 # I_xz # I_yz # I_zz
} right ]</annotation>
  </semantics>
</math>
</file>

<file path=Object 15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UserReact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sub>
                            <mi mathvariant="italic">F0</mi>
                            <mi mathvariant="italic">UserReact</mi>
                          </msub>
                        </mrow>
                        <mo stretchy="false">]</mo>
                      </mrow>
                      <mi>v</mi>
                    </msub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01</mi>
                            <mi mathvariant="italic">UserCross</mi>
                          </msub>
                        </mrow>
                        <mo stretchy="false">]</mo>
                      </mrow>
                      <mi>v</mi>
                    </msub>
                  </mrow>
                </mtd>
              </mtr>
              <mtr>
                <mtd>
                  <mrow>
                    <msubsup>
                      <mrow>
                        <mo stretchy="false">[</mo>
                        <mrow>
                          <msub>
                            <mi mathvariant="italic">F01</mi>
                            <mi mathvariant="italic">UserCross</mi>
                          </msub>
                        </mrow>
                        <mo stretchy="false">]</mo>
                      </mrow>
                      <mi>v</mi>
                      <mi>T</mi>
                    </msubsup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1</mi>
                            <mi mathvariant="italic">UserReact</mi>
                          </msub>
                        </mrow>
                        <mo stretchy="false">]</mo>
                      </mrow>
                      <mi>v</mi>
                    </msub>
                  </mrow>
                </mtd>
              </mtr>
            </mtable>
          </mrow>
        </mfenced>
      </mrow>
    </mrow>
    <annotation encoding="StarMath 5.0">[F_UserReact]_v = left [ matrix {
[F0_UserReact]_v # [F01_UserCross]_v ##
[F01_UserCross]_v^T # [F1_UserReact]_v
} right ]</annotation>
  </semantics>
</math>
</file>

<file path=Object 16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HydroReact</mi>
              </msub>
            </mrow>
            <mo stretchy="false">]</mo>
          </mrow>
          <mi>v</mi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sub>
                            <mi mathvariant="italic">F0</mi>
                            <mi mathvariant="italic">HydroReact</mi>
                          </msub>
                        </mrow>
                        <mo stretchy="false">]</mo>
                      </mrow>
                      <mi>v</mi>
                    </msub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01</mi>
                            <mi mathvariant="italic">HydroCross</mi>
                          </msub>
                        </mrow>
                        <mo stretchy="false">]</mo>
                      </mrow>
                      <mi>v</mi>
                    </msub>
                  </mrow>
                </mtd>
              </mtr>
              <mtr>
                <mtd>
                  <mrow>
                    <msubsup>
                      <mrow>
                        <mo stretchy="false">[</mo>
                        <mrow>
                          <msub>
                            <mi mathvariant="italic">F01</mi>
                            <mi mathvariant="italic">HydroCross</mi>
                          </msub>
                        </mrow>
                        <mo stretchy="false">]</mo>
                      </mrow>
                      <mi>v</mi>
                      <mi>T</mi>
                    </msubsup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1</mi>
                            <mi mathvariant="italic">HydroReact</mi>
                          </msub>
                        </mrow>
                        <mo stretchy="false">]</mo>
                      </mrow>
                      <mi>v</mi>
                    </msub>
                  </mrow>
                </mtd>
              </mtr>
            </mtable>
          </mrow>
        </mfenced>
      </mrow>
    </mrow>
    <annotation encoding="StarMath 5.0">[F_HydroReact]_v = left [ matrix {
[F0_HydroReact]_v # [F01_HydroCross]_v ##
[F01_HydroCross]_v^T # [F1_HydroReact]_v
} right ]</annotation>
  </semantics>
</math>
</file>

<file path=Object 17/content.xml><?xml version="1.0" encoding="utf-8"?>
<math xmlns="http://www.w3.org/1998/Math/MathML">
  <semantics>
    <mrow>
      <mrow>
        <msub>
          <mrow>
            <mo stretchy="false">[</mo>
            <mrow>
              <msub>
                <mi>F</mi>
                <mi mathvariant="italic">Mass</mi>
              </msub>
            </mrow>
            <mo stretchy="false">]</mo>
          </mrow>
          <mn>2</mn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[</mo>
                        <mrow>
                          <msub>
                            <mi mathvariant="italic">F0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</mtr>
              <mtr>
                <mtd>
                  <mrow>
                    <mrow>
                      <mo stretchy="false">[</mo>
                      <mrow>
                        <mn>0</mn>
                      </mrow>
                      <mo stretchy="false">]</mo>
                    </mrow>
                  </mrow>
                </mtd>
                <mtd>
                  <mrow>
                    <msub>
                      <mrow>
                        <mo stretchy="false">[</mo>
                        <mrow>
                          <msub>
                            <mi mathvariant="italic">F1</mi>
                            <mi mathvariant="italic">Mass</mi>
                          </msub>
                        </mrow>
                        <mo stretchy="false">]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[F_Mass]_2 = left [ matrix {
[F0_Mass]_2 # [0] ##
[0] # [F1_Mass]_2
} right ]</annotation>
  </semantics>
</math>
</file>

<file path=Object 2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UserReact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sub>
                      <mi>k</mi>
                      <mn>02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</mtr>
              <mtr>
                <mtd>
                  <mrow>
                    <msub>
                      <mi>k</mi>
                      <mn>30</mn>
                    </msub>
                  </mrow>
                </mtd>
                <mtd>
                  <mrow>
                    <msub>
                      <mi>k</mi>
                      <mn>31</mn>
                    </msub>
                  </mrow>
                </mtd>
                <mtd>
                  <mrow>
                    <msub>
                      <mi>k</mi>
                      <mn>32</mn>
                    </msub>
                  </mrow>
                </mtd>
              </mtr>
            </mtable>
          </mrow>
        </mfenced>
      </mrow>
    </mrow>
    <annotation encoding="StarMath 5.0">[F1_UserReact]_uv = left [ matrix {
k_00 # k_01 # k_02 ##
k_10 # k_11 #  k_12 ##
k_30 # k_31 # k_32
} right ]</annotation>
  </semantics>
</math>
</file>

<file path=Object 3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UserActive</mi>
              </msub>
            </mrow>
            <mo stretchy="false">]</mo>
          </mrow>
          <mi>u</mi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0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50</mn>
                    </msub>
                  </mrow>
                </mtd>
              </mtr>
            </mtable>
          </mrow>
        </mfenced>
      </mrow>
    </mrow>
    <annotation encoding="StarMath 5.0">[F0_UserActive]_u = left [ stack {
(F_R + i F_I)_00 #
(F_R + i F_I)_10 #
... #
(F_R + i F_I)_50
} right ]</annotation>
  </semantics>
</math>
</file>

<file path=Object 4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1</mi>
                <mi mathvariant="italic">UserActive</mi>
              </msub>
            </mrow>
            <mo stretchy="false">]</mo>
          </mrow>
          <mi>u</mi>
        </msub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2</mn>
                    </msub>
                  </mrow>
                </mtd>
              </mtr>
            </mtable>
          </mrow>
        </mfenced>
      </mrow>
    </mrow>
    <annotation encoding="StarMath 5.0">[F1_UserActive]_u = left [ stack {
(F_R + i F_I)_0 #
(F_R + i F_I)_1 #
(F_R + i F_I)_2
} right ]</annotation>
  </semantics>
</math>
</file>

<file path=Object 5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UserCross</mi>
              </msub>
            </mrow>
            <mo stretchy="false">]</mo>
          </mrow>
          <mi mathvariant="italic">uv</mi>
        </msub>
        <mo stretchy="false">=</mo>
        <mfenced open="[" close="]">
          <mrow>
            <mtable>
              <mtr>
                <mtd>
                  <mrow>
                    <msub>
                      <mi>k</mi>
                      <mn>00</mn>
                    </msub>
                  </mrow>
                </mtd>
                <mtd>
                  <mrow>
                    <msub>
                      <mi>k</mi>
                      <mn>01</mn>
                    </msub>
                  </mrow>
                </mtd>
                <mtd>
                  <mrow>
                    <msub>
                      <mi>k</mi>
                      <mn>02</mn>
                    </msub>
                  </mrow>
                </mtd>
              </mtr>
              <mtr>
                <mtd>
                  <mrow>
                    <msub>
                      <mi>k</mi>
                      <mn>10</mn>
                    </msub>
                  </mrow>
                </mtd>
                <mtd>
                  <mrow>
                    <msub>
                      <mi>k</mi>
                      <mn>11</mn>
                    </msub>
                  </mrow>
                </mtd>
                <mtd>
                  <mrow>
                    <msub>
                      <mi>k</mi>
                      <mn>12</mn>
                    </msub>
                  </mrow>
                </mtd>
              </mtr>
              <mtr>
                <mtd>
                  <mrow>
                    <mn>...</mn>
                  </mrow>
                </mtd>
                <mtd>
                  <mrow>
                    <mn>...</mn>
                  </mrow>
                </mtd>
                <mtd>
                  <mrow>
                    <mn>...</mn>
                  </mrow>
                </mtd>
              </mtr>
              <mtr>
                <mtd>
                  <mrow>
                    <msub>
                      <mi>k</mi>
                      <mn>60</mn>
                    </msub>
                  </mrow>
                </mtd>
                <mtd>
                  <mrow>
                    <msub>
                      <mi>k</mi>
                      <mn>61</mn>
                    </msub>
                  </mrow>
                </mtd>
                <mtd>
                  <mrow>
                    <msub>
                      <mi>k</mi>
                      <mn>62</mn>
                    </msub>
                  </mrow>
                </mtd>
              </mtr>
            </mtable>
          </mrow>
        </mfenced>
      </mrow>
    </mrow>
    <annotation encoding="StarMath 5.0">[F01_UserCross]_uv = left [ matrix {
k_00 # k_01 # k_02 ##
k_10 # k_11 # k_12 ##
... # ... # ... ##
k_60 # k_61 # k_62
} right ]</annotation>
  </semantics>
</math>
</file>

<file path=Object 6/content.xml><?xml version="1.0" encoding="utf-8"?>
<math xmlns="http://www.w3.org/1998/Math/MathML">
  <semantics>
    <mrow>
      <mrow>
        <mrow>
          <mo stretchy="false">[</mo>
          <mrow>
            <msub>
              <mi mathvariant="italic">F0</mi>
              <mi mathvariant="italic">UserActive</mi>
            </msub>
          </mrow>
          <mo stretchy="false">]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sub>
            <mrow>
              <mo stretchy="false">[</mo>
              <mrow>
                <msub>
                  <mi mathvariant="italic">F0</mi>
                  <mi mathvariant="italic">UserActive</mi>
                </msub>
              </mrow>
              <mo stretchy="false">]</mo>
            </mrow>
            <mi>u</mi>
          </msub>
        </mrow>
      </mrow>
    </mrow>
    <annotation encoding="StarMath 5.0">[F0_UserActive] = sum from u = 0 to n [F0_UserActive]_u</annotation>
  </semantics>
</math>
</file>

<file path=Object 7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</mi>
                <mi mathvariant="italic">UserReact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sub>
            <mrow>
              <mo stretchy="false">[</mo>
              <mrow>
                <msub>
                  <mi mathvariant="italic">F0</mi>
                  <mi mathvariant="italic">UserReact</mi>
                </msub>
              </mrow>
              <mo stretchy="false">]</mo>
            </mrow>
            <mi mathvariant="italic">uv</mi>
          </msub>
        </mrow>
      </mrow>
    </mrow>
    <annotation encoding="StarMath 5.0">[F0_UserReact]_v = sum from u = 0 to n [F0_UserReact]_uv</annotation>
  </semantics>
</math>
</file>

<file path=Object 8/content.xml><?xml version="1.0" encoding="utf-8"?>
<math xmlns="http://www.w3.org/1998/Math/MathML">
  <semantics>
    <mrow>
      <mrow>
        <msub>
          <mrow>
            <mo stretchy="false">[</mo>
            <mrow>
              <msub>
                <mi mathvariant="italic">F01</mi>
                <mi mathvariant="italic">UserCross</mi>
              </msub>
            </mrow>
            <mo stretchy="false">]</mo>
          </mrow>
          <mi>v</mi>
        </msub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sub>
            <mrow>
              <mo stretchy="false">[</mo>
              <mrow>
                <msub>
                  <mi mathvariant="italic">F01</mi>
                  <mi mathvariant="italic">UserCross</mi>
                </msub>
              </mrow>
              <mo stretchy="false">]</mo>
            </mrow>
            <mi mathvariant="italic">uv</mi>
          </msub>
        </mrow>
      </mrow>
    </mrow>
    <annotation encoding="StarMath 5.0">[F01_UserCross]_v = sum from u = 0 to n [F01_UserCross]_uv</annotation>
  </semantics>
</math>
</file>

<file path=Object 9/content.xml><?xml version="1.0" encoding="utf-8"?>
<math xmlns="http://www.w3.org/1998/Math/MathML">
  <semantics>
    <mrow>
      <mrow>
        <mrow>
          <mo stretchy="false">[</mo>
          <mrow>
            <msub>
              <mi mathvariant="italic">F0</mi>
              <mi mathvariant="italic">HydroActive</mi>
            </msub>
          </mrow>
          <mo stretchy="false">]</mo>
        </mrow>
        <mo stretchy="false">=</mo>
        <mfenced open="[" close="]">
          <mrow>
            <mtable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00</mn>
                    </msub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10</mn>
                    </msub>
                  </mrow>
                </mtd>
              </mtr>
              <mtr>
                <mtd>
                  <mrow>
                    <mn>...</mn>
                  </mrow>
                </mtd>
              </mtr>
              <mtr>
                <mtd>
                  <mrow>
                    <msub>
                      <mrow>
                        <mo stretchy="false">(</mo>
                        <mrow>
                          <mrow>
                            <msub>
                              <mi>F</mi>
                              <mi>R</mi>
                            </msub>
                            <mo stretchy="false">+</mo>
                            <mi>i</mi>
                          </mrow>
                          <msub>
                            <mi>F</mi>
                            <mi>I</mi>
                          </msub>
                        </mrow>
                        <mo stretchy="false">)</mo>
                      </mrow>
                      <mn>50</mn>
                    </msub>
                  </mrow>
                </mtd>
              </mtr>
            </mtable>
          </mrow>
        </mfenced>
      </mrow>
    </mrow>
    <annotation encoding="StarMath 5.0">[F0_HydroActive] = left [ stack {
(F_R + i F_I)_00 #
(F_R + i F_I)_10 #
... #
(F_R + i F_I)_50
} right ]</annotation>
  </semantics>
</math>
</file>